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64f2"/>
    </style:style>
    <style:style style:name="T1" style:family="text">
      <style:text-properties fo:font-size="24pt" fo:font-weight="bold" officeooo:rsid="001764f2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PUT</text:span></text:p>
      <text:p text:style-name="Standard"/>
      <text:p text:style-name="Standard">Enter the number of elements in the stack:5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>Enter the value:1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>Enter the value:4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>Enter the value:7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>Enter the value:8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>Enter the value:5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/>
      <text:p text:style-name="Standard"><text:soft-page-break/>Overflow 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2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3</text:p>
      <text:p text:style-name="Standard"/>
      <text:p text:style-name="Standard">Stack is</text:p>
      <text:p text:style-name="Standard">8</text:p>
      <text:p text:style-name="Standard">7</text:p>
      <text:p text:style-name="Standard">4</text:p>
      <text:p text:style-name="Standard">1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1</text:p>
      <text:p text:style-name="Standard">Enter the value:9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3</text:p>
      <text:p text:style-name="Standard"/>
      <text:p text:style-name="Standard">Stack is</text:p>
      <text:p text:style-name="Standard">9</text:p>
      <text:p text:style-name="Standard">8</text:p>
      <text:p text:style-name="Standard">7</text:p>
      <text:p text:style-name="Standard">4</text:p>
      <text:p text:style-name="Standard">1</text:p>
      <text:p text:style-name="Standard"/>
      <text:p text:style-name="Standard"/>
      <text:p text:style-name="Standard">1.Push</text:p>
      <text:p text:style-name="Standard">2.Pop</text:p>
      <text:p text:style-name="Standard">3.Show</text:p>
      <text:p text:style-name="Standard">4.Exit</text:p>
      <text:p text:style-name="Standard">Enter your choice:4</text:p>
      <text:p text:style-name="Standard"/>
      <text:p text:style-name="Standard"/>
      <text:p text:style-name="Standard"><text:soft-page-break/>------------------</text:p>
      <text:p text:style-name="Standard">(program exited with code: 4)</text:p>
      <text:p text:style-name="Standard">Press return to continue</text:p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8:48:23.893247197</meta:creation-date>
    <dc:date>2020-09-15T18:51:09.129663470</dc:date>
    <meta:editing-duration>PT2M46S</meta:editing-duration>
    <meta:editing-cycles>1</meta:editing-cycles>
    <meta:document-statistic meta:table-count="0" meta:image-count="0" meta:object-count="0" meta:page-count="3" meta:paragraph-count="79" meta:word-count="128" meta:character-count="720" meta:non-whitespace-character-count="667"/>
    <meta:generator>LibreOffice/6.4.5.2$Linux_X86_64 LibreOffice_project/40$Build-2</meta:generator>
  </office:meta>
</office:document-meta>
</file>